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6" style:family="paragraph" style:parent-style-name="Standard">
      <style:text-properties style:font-name="Arial" fo:language="en" fo:country="GB" style:language-asian="zxx" style:country-asian="none" style:language-complex="zxx" style:country-complex="none"/>
    </style:style>
    <style:style style:name="P7" style:family="paragraph" style:parent-style-name="Code">
      <style:text-properties fo:language="en" fo:country="GB" style:language-asian="zxx" style:country-asian="none" style:language-complex="zxx" style:country-complex="none"/>
    </style:style>
    <style:style style:name="P8" style:family="paragraph" style:parent-style-name="Code">
      <style:text-properties style:font-name="Arial" fo:language="en" fo:country="GB" style:language-asian="zxx" style:country-asian="none" style:language-complex="zxx" style:country-complex="none"/>
    </style:style>
    <style:style style:name="P9"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0"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2"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Text_20_body" style:list-style-name="L1">
      <style:text-properties style:font-name="Arial" fo:language="en" fo:country="GB" style:language-asian="zxx" style:country-asian="none" style:language-complex="zxx" style:country-complex="none"/>
    </style:style>
    <style:style style:name="P15" style:family="paragraph" style:parent-style-name="Text_20_body" style:list-style-name="L2">
      <style:text-properties style:font-name="Arial" fo:language="en" fo:country="GB" style:language-asian="zxx" style:country-asian="none" style:language-complex="zxx" style:country-complex="none"/>
    </style:style>
    <style:style style:name="P16"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7" style:family="paragraph" style:parent-style-name="Text_20_body">
      <style:paragraph-properties fo:text-align="center" style:justify-single-word="false"/>
    </style:style>
    <style:style style:name="P18"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0cm" fo:margin-right="0cm" fo:text-align="center" style:justify-single-word="false" fo:text-indent="0cm" style:auto-text-indent="false"/>
    </style:style>
    <style:style style:name="P20" style:family="paragraph" style:parent-style-name="Heading_20_1">
      <style:text-properties style:font-name="Arial" fo:language="en" fo:country="GB" style:language-asian="zxx" style:country-asian="none" style:language-complex="zxx" style:country-complex="none"/>
    </style:style>
    <style:style style:name="P21" style:family="paragraph" style:parent-style-name="Heading_20_1">
      <style:text-properties fo:language="en" fo:country="GB" style:language-asian="zxx" style:country-asian="none" style:language-complex="zxx" style:country-complex="none"/>
    </style:style>
    <style:style style:name="P22"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3" style:family="paragraph" style:parent-style-name="Heading_20_2">
      <style:text-properties style:font-name="Arial" fo:language="en" fo:country="GB" style:language-asian="zxx" style:country-asian="none" style:language-complex="zxx" style:country-complex="none"/>
    </style:style>
    <style:style style:name="P24" style:family="paragraph" style:parent-style-name="Heading_20_2">
      <style:text-properties fo:language="en" fo:country="GB" style:language-asian="zxx" style:country-asian="none" style:language-complex="zxx" style:country-complex="none"/>
    </style:style>
    <style:style style:name="P25"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5"/>
      <text:p text:style-name="P5"/>
      <text:p text:style-name="P5"/>
      <text:p text:style-name="P11"/>
      <text:p text:style-name="P5"/>
      <text:p text:style-name="P13">FabOS</text:p>
      <text:p text:style-name="P18">aka. Fab.U.L.O.S</text:p>
      <text:p text:style-name="P19">(Fabian's Ultra Lightweight Operating System)</text:p>
      <text:p text:style-name="P13"/>
      <text:p text:style-name="P5"/>
      <text:p text:style-name="P5">Programmers guide<text:line-break/></text:p>
      <text:p text:style-name="P6"/>
      <text:p text:style-name="P17"/>
      <text:p text:style-name="P17"/>
      <text:p text:style-name="P17"/>
      <text:p text:style-name="P17"/>
      <text:p text:style-name="P17"/>
      <text:p text:style-name="P17">© 2009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6">Content</text:p>
          </text:index-title>
          <text:p text:style-name="P27"><text:s/>1.What is FabOS<text:tab/>3</text:p>
          <text:p text:style-name="P27"><text:s/>2.Concepts<text:tab/>3</text:p>
          <text:p text:style-name="P27"><text:s/>3.Set up of the operating system<text:tab/>3</text:p>
          <text:p text:style-name="P28"><text:s/>3.1.Defines in FabOS_config.h<text:tab/>3</text:p>
          <text:p text:style-name="P28"><text:s/>3.2.void OS_CustomISRCode() ;<text:tab/>4</text:p>
          <text:p text:style-name="P28"><text:s/>3.3.The main()<text:tab/>4</text:p>
          <text:p text:style-name="P28"><text:s/>3.4.Preemptive tasks<text:tab/>5</text:p>
          <text:p text:style-name="P28"><text:s/>3.5.Idle task<text:tab/>5</text:p>
          <text:p text:style-name="P28"><text:s/>3.6.Scheduling Timer<text:tab/>6</text:p>
          <text:p text:style-name="P27"><text:s/>4.Initialize the operating system<text:tab/>6</text:p>
          <text:p text:style-name="P28"><text:s/>4.1.void CPU_init()<text:tab/>6</text:p>
          <text:p text:style-name="P28"><text:s/>4.2.void OS_CreateTask( TaskName, uint8_t taskNum)<text:tab/>6</text:p>
          <text:p text:style-name="P28"><text:s/>4.3.void OS_StartExecution() <text:tab/>6</text:p>
          <text:p text:style-name="P27"><text:s/>5.Inter-Task communication<text:tab/>6</text:p>
          <text:p text:style-name="P28"><text:s/>5.1.void OS_MutexGet(int8_t mutexNum)<text:tab/>6</text:p>
          <text:p text:style-name="P28"><text:s/>5.2.void OS_MutexRelease(int8_t mutexNum);<text:tab/>6</text:p>
          <text:p text:style-name="P28"><text:s/>5.3.void OS_SetEvent(uint8_t EventMask, uint8_t TaskID)<text:tab/>7</text:p>
          <text:p text:style-name="P28"><text:s/>5.4.uint8_t OS_WaitEvent(uint8_t EventMask) <text:tab/>7</text:p>
          <text:p text:style-name="P28"><text:s/>5.5.uint8_t OS_WaitEventTimeout(uint8_t EventMask, uint16_t numTicks )<text:tab/>7</text:p>
          <text:p text:style-name="P28"><text:s/>5.6.uint8_t OS_QueueIn(OS_Queue_t* pQueue , uint8_t *pByte)<text:tab/>7</text:p>
          <text:p text:style-name="P28"><text:s/>5.7.uint8_t OS_QueueOut(OS_Queue_t* pQueue, uint8_t *pByte)<text:tab/>7</text:p>
          <text:p text:style-name="P27"><text:s/>6.Timing functions<text:tab/>8</text:p>
          <text:p text:style-name="P28"><text:s/>6.1.void OS_WaitTicks( uint16_t numTicks) ; <text:tab/>8</text:p>
          <text:p text:style-name="P28"><text:s/>6.2.void OS_SetAlarm(uint8_t TaskID, uint16_t numTicks ); <text:tab/>8</text:p>
          <text:p text:style-name="P28"><text:s/>6.3.void OS_WaitAlarm(); <text:tab/>8</text:p>
          <text:p text:style-name="P27"><text:s/>7.Internal functions<text:tab/>8</text:p>
          <text:p text:style-name="P28"><text:s/>7.1.ISR <text:s/>(OS_ScheduleISR)__attribute__ ((naked,signal)); <text:tab/>8</text:p>
          <text:p text:style-name="P28"><text:s/>7.2.void OS_CreateTaskInt( void (*t)(), uint8_t taskNum, uint8_t *stack, uint8_t stackSize ) <text:tab/>8</text:p>
          <text:p text:style-name="P28"><text:s/>7.3.int8_t OS_GetNextTaskNumber()<text:tab/>8</text:p>
          <text:p text:style-name="P28"><text:s/>7.4.void OS_Reschedule()__attribute__ ((naked))<text:tab/>8</text:p>
          <text:p text:style-name="P27"><text:s/>8.Helper functions<text:tab/>8</text:p>
          <text:p text:style-name="P28"><text:s/>8.1.uint16_t OS_GetUnusedStack (uint8_t TaskID)<text:tab/>8</text:p>
          <text:p text:style-name="P28"><text:s/>8.2.void OS_GetTicks(uint32_t* pTime) <text:tab/>8</text:p>
        </text:index-body>
      </text:table-of-content>
      <text:h text:style-name="P20" text:outline-level="1" text:is-list-header="true"/>
      <text:h text:style-name="P22"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20498194" text:style-name="L1">
        <text:list-item>
          <text:p text:style-name="P14">Preemtive real time task scheduling</text:p>
        </text:list-item>
        <text:list-item>
          <text:p text:style-name="P14">Mutexes</text:p>
        </text:list-item>
        <text:list-item>
          <text:p text:style-name="P14">Events</text:p>
        </text:list-item>
        <text:list-item>
          <text:p text:style-name="P14">Queues</text:p>
        </text:list-item>
        <text:list-item>
          <text:p text:style-name="P14">Alarms</text:p>
        </text:list-item>
        <text:list-item>
          <text:p text:style-name="P14">Flexible use of OS-tick timer interrupt</text:p>
        </text:list-item>
        <text:list-item>
          <text:p text:style-name="P14">Idle task, which runs on native stack</text:p>
        </text:list-item>
        <text:list-item>
          <text:p text:style-name="P14">Easy to use and to understand</text:p>
        </text:list-item>
      </text:list>
      <text:h text:style-name="P20"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fined as a “void” function with the following structure:</text:p>
      <text:p text:style-name="P7">void Task(void) { … your code ...}</text:p>
      <text:p text:style-name="P2">Each task has its own stack, provided by a byte array.</text:p>
      <text:p text:style-name="P2">The idle task does not have a stack-array defined. Instead it uses the unused "ordinary" stack at the end of RAM. The idle task consists of an infinite loop placed after the call of OS_StartExecution().</text:p>
      <text:p text:style-name="P2">Restrictions:</text:p>
      <text:list xml:id="list20496697" text:style-name="L2">
        <text:list-item>
          <text:p text:style-name="P15">This is a static operating system. </text:p>
        </text:list-item>
        <text:list-item>
          <text:p text:style-name="P15">A task, mutex, queue once created, exists forever.</text:p>
        </text:list-item>
        <text:list-item>
          <text:p text:style-name="P15">strictly no use of malloc()</text:p>
        </text:list-item>
        <text:list-item>
          <text:p text:style-name="P15">One Task has a fixed priority, which is related to the ID. Lower IDs come first.</text:p>
        </text:list-item>
        <text:list-item>
          <text:p text:style-name="P15">Queues are static.</text:p>
        </text:list-item>
      </text:list>
      <text:h text:style-name="P21" text:outline-level="1">Set up of the operating system</text:h>
      <text:h text:style-name="P23" text:outline-level="2">Defines in FabOS_config.h</text:h>
      <text:p text:style-name="P7">#define OS_NUMTASKS 3 </text:p>
      <text:p text:style-name="P4">Set the total number of <text:s/>tasks excluding the idle task. (number of OS_CreateTask – function calls) <text:line-break/>never &gt;8</text:p>
      <text:p text:style-name="P4"/>
      <text:p text:style-name="P7">#define OS_NUMMUTEX 3 </text:p>
      <text:p text:style-name="P4">Set the total number of different mutexes.</text:p>
      <text:p text:style-name="P4"><text:soft-page-break/></text:p>
      <text:p text:style-name="P7">#define OS_UNUSEDMASK 0xee</text:p>
      <text:p text:style-name="P4">Set the value to be written into unused memory. </text:p>
      <text:p text:style-name="P4">Used by "OS_get_unused_Stack()"</text:p>
      <text:p text:style-name="P4"/>
      <text:p text:style-name="P7">#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7">#define OS_USECLOCK 1</text:p>
      <text:p text:style-name="P4">Use a 32-bit OS tick counter, which can be read by OS_GetTicks(uint32_t* pTime)</text:p>
      <text:p text:style-name="P4"/>
      <text:p text:style-name="P7">#define OS_USEMEMCHECKS 1</text:p>
      <text:p text:style-name="P4">Enable the OS_get_unused_Stack function.</text:p>
      <text:p text:style-name="P4"/>
      <text:p text:style-name="P7">#define OS_USEEXTCHECKS 1</text:p>
      <text:p text:style-name="Text_20_body">Prevent false API usage (e.g. waiting in idle task)</text:p>
      <text:p text:style-name="P4"/>
      <text:p text:style-name="P7">#define OS_USECOMBINED 1 <text:tab/></text:p>
      <text:p text:style-name="P4">Use "OS_WaitEventTimeout()" which is easier to use, than combining alarms and events to get the functionality.</text:p>
      <text:h text:style-name="P23"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7">void OS_CustomISRCode(void)</text:p>
      <text:p text:style-name="P7">{</text:p>
      <text:p text:style-name="P7"><text:tab/>// TODO add your Timer ISR here</text:p>
      <text:p text:style-name="P7"><text:tab/>TCNT1 =0; <text:s/>// reset the timer on ISR</text:p>
      <text:p text:style-name="P8">}</text:p>
      <text:h text:style-name="P24" text:outline-level="2">The main()</text:h>
      <text:p text:style-name="P4">The main() function consists of the following items:</text:p>
      <text:p text:style-name="P4">Task definition including stack declaration, simplified by a macro. Stack size is given in bytes for each task. <text:span text:style-name="T2">The space must be dimensioned at least 34 bytes larger than calculated, because the task context is stored there at a task change.</text:span></text:p>
      <text:p text:style-name="P2">The remaining stack size can be checked by the OS_get_unused_stack(*) function.</text:p>
      <text:p text:style-name="P4"/>
      <text:p text:style-name="P7">OS_DefineTask(Task1,200);</text:p>
      <text:p text:style-name="P7">OS_DefineTask(Task2,200);</text:p>
      <text:p text:style-name="P7">OS_DefineTask(Task3,200);</text:p>
      <text:p text:style-name="Text_20_body"/>
      <text:p text:style-name="Text_20_body">other function prototypes: </text:p>
      <text:p text:style-name="P7">void CPU_init(void);</text:p>
      <text:p text:style-name="P4"/>
      <text:p text:style-name="P4"><text:soft-page-break/>The main function itself:</text:p>
      <text:p text:style-name="P7">int main(void)</text:p>
      <text:p text:style-name="P7">{</text:p>
      <text:p text:style-name="P4"/>
      <text:p text:style-name="P4">Initialisation of the CPU with global interrupts disabled:</text:p>
      <text:p text:style-name="P7"><text:tab/>CPU_init();</text:p>
      <text:p text:style-name="P4"/>
      <text:p text:style-name="P4">The creation of the tasks (up to NUMTASKS) with priority, where 0 is highest prio; The same priority (also used as Task ID) can only appear once.:</text:p>
      <text:p text:style-name="P7"><text:tab/>OS_CreateTask(Task1, 0);</text:p>
      <text:p text:style-name="P7"><text:tab/>OS_CreateTask(Task2, 1);</text:p>
      <text:p text:style-name="P7"><text:tab/>OS_CreateTask(Task3, 2);</text:p>
      <text:p text:style-name="P4"/>
      <text:p text:style-name="P4">Starting of the Operating System:</text:p>
      <text:p text:style-name="P7"><text:tab/>OS_StartExecution() ;</text:p>
      <text:p text:style-name="P7"><text:tab/>while(1)</text:p>
      <text:p text:style-name="P7"><text:tab/>{</text:p>
      <text:p text:style-name="P7"><text:tab/><text:tab/>// THIS IS the idle task, which must never exit.</text:p>
      <text:p text:style-name="P7"><text:tab/>}</text:p>
      <text:p text:style-name="P7">}</text:p>
      <text:p text:style-name="Text_20_body"/>
      <text:p text:style-name="P4"/>
      <text:h text:style-name="P24" text:outline-level="2">Preemptive tasks</text:h>
      <text:p text:style-name="P2">A System consists of some tasks, which are defined as a “void” function with the following structure:</text:p>
      <text:p text:style-name="P7">void Task(void) { … your code ...}</text:p>
      <text:p text:style-name="P4">A Task must never exit the function. Therefore the following is the minimum for a task. </text:p>
      <text:p text:style-name="P7">void Task(void) </text:p>
      <text:p text:style-name="P7">{ </text:p>
      <text:p text:style-name="P9">while(1)</text:p>
      <text:p text:style-name="P9">{</text:p>
      <text:p text:style-name="P9"><text:tab/>// add your code here...</text:p>
      <text:p text:style-name="P9">}</text:p>
      <text:p text:style-name="P9">// this line must never be hit!</text:p>
      <text:p text:style-name="P7">}</text:p>
      <text:p text:style-name="P2">Each task has its own stack, provided by a byte array defined by</text:p>
      <text:p text:style-name="Code">OS_DefineTask(TaskName,Stacksize).</text:p>
      <text:h text:style-name="Heading_20_2" text:outline-level="2">Idle task</text:h>
      <text:p text:style-name="Text_20_body">This is the code, which comes right after <text:span text:style-name="T1">OS_StartExecution() in main().</text:span></text:p>
      <text:p text:style-name="P4">Inside the idle task, it is not allowed to exit the function (so exiting main()) and it is also not allowed to use OS_Wait functions.</text:p>
      <text:p text:style-name="P4">Which means, the idle task can only use:</text:p>
      <text:p text:style-name="P7">void <text:tab/>OS_SetEvent(uint8_t EventMask, uint8_t TaskID);</text:p>
      <text:p text:style-name="P7">void <text:tab/>OS_MutexGet(int8_t mutexID); </text:p>
      <text:p text:style-name="P7">void <text:tab/>OS_MutexRelease(int8_t mutexID); </text:p>
      <text:p text:style-name="P7">void <text:tab/>OS_SetAlarm(uint8_t TaskID, uint16_t numTicks ); </text:p>
      <text:p text:style-name="P7">uint8_t<text:tab/>OS_QueueIn(OS_Queue_t* pQueue , uint8_t byte); </text:p>
      <text:p text:style-name="P7">uint8_t<text:tab/>OS_QueueOut(OS_Queue_t* pQueue, uint8_t *pByte); </text:p>
      <text:p text:style-name="P7"><text:soft-page-break/>uint16_t<text:tab/>OS_GetUnusedStack (uint8_t TaskID); </text:p>
      <text:p text:style-name="P7">void <text:tab/>OS_GetTicks(uint32_t* pTime); </text:p>
      <text:p text:style-name="P4"/>
      <text:h text:style-name="P24" text:outline-level="2">Scheduling Timer</text:h>
      <text:p text:style-name="P4">The used timer interrupt is to be defined in FabOS_config.h for example:</text:p>
      <text:p text:style-name="Code">#define OS_ScheduleISR TIMER1_COMPA_vect</text:p>
      <text:p text:style-name="P4">Or any other valid interrupt for the processor.</text:p>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OS cycle time.</text:p>
      <text:p text:style-name="P4">If the Interrupt is activated before OS_StartExecution(), the OS will be corrupted.</text:p>
      <text:p text:style-name="P4"/>
      <text:h text:style-name="P21" text:outline-level="1">Initialize the operating system</text:h>
      <text:h text:style-name="P23" text:outline-level="2">void CPU_init()</text:h>
      <text:p text:style-name="P2">Initialize the CPU and the timer interrupts, but do not yet enable the global interrupts. <text:s/></text:p>
      <text:h text:style-name="P23"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
      <text:h text:style-name="P23" text:outline-level="2">void OS_StartExecution() </text:h>
      <text:p text:style-name="P2">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21" text:outline-level="1">Inter-Task communication</text:h>
      <text:h text:style-name="P23"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3" text:outline-level="2">void OS_MutexRelease(int8_t mutexNum);</text:h>
      <text:p text:style-name="P2">Release the mutex at the end of a critical section. A re-scheduling will be done, if another task is waiting for the mutex.</text:p>
      <text:p text:style-name="P2"><text:soft-page-break/>Triggers re-scheduling.</text:p>
      <text:h text:style-name="P24" text:outline-level="2">void OS_SetEvent(uint8_t EventMask, uint8_t TaskID)</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t the events. If you send events, and the task is not waiting for it, it will just continue, if you wait for it.</text:p>
      <text:p text:style-name="P2">Triggers re-scheduling.</text:p>
      <text:h text:style-name="P24" text:outline-level="2">uint8_t OS_WaitEvent(uint8_t EventMask) </text:h>
      <text:p text:style-name="P4"><text:span text:style-name="T2">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7">SetAlarm(ThisTask, MyTimeout);<text:line-break/>ret = WaitEvent(myEventMask);</text:p>
      <text:p text:style-name="P4">if (ret == 0) , then you had a timeout.</text:p>
      <text:p text:style-name="P4">You have to disable the alarm in case of avant success.</text:p>
      <text:p text:style-name="P2">Triggers re-scheduling.</text:p>
      <text:p text:style-name="P4">...or just use the following simplified function.</text:p>
      <text:h text:style-name="P25" text:outline-level="2">uint8_t OS_WaitEventTimeout(uint8_t EventMask, uint16_t numTicks )</text:h>
      <text:p text:style-name="P4"><text:span text:style-name="T3">Inactivate Task and w</text:span><text:span text:style-name="T3">ait for an event in combination with a timeout.</text:span></text:p>
      <text:p text:style-name="P3">Continues, if:</text:p>
      <text:list xml:id="list20508622" text:style-name="L3">
        <text:list-item>
          <text:p text:style-name="P16">the timeout has expired (return value is 0)</text:p>
        </text:list-item>
        <text:list-item>
          <text:p text:style-name="P16">if an event had occurred (return value is the event, which lead to activation)</text:p>
        </text:list-item>
      </text:list>
      <text:p text:style-name="P3">Triggers re-scheduling.</text:p>
      <text:h text:style-name="P24" text:outline-level="2">uint8_t OS_QueueIn(OS_Queue_t* pQueue , uint8_t *pByte)</text:h>
      <text:p text:style-name="P4"><text:span text:style-name="T2">Put an element </text:span>into<text:span text:style-name="T2"> a FIFO queue. Return value is 1 if queue is full.</text:span></text:p>
      <text:p text:style-name="P2">The Queue must be globally declared and initialized as follows:</text:p>
      <text:p text:style-name="P7">OS_QueueDefine(QueueName,(Number of Elements),(Element Size));</text:p>
      <text:p text:style-name="Text_20_body">for example:</text:p>
      <text:p text:style-name="P7">OS_QueueDefin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24"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1" text:outline-level="1"><text:soft-page-break/>Timing functions</text:h>
      <text:h text:style-name="P23" text:outline-level="2">void OS_WaitTicks( uint16_t <text:span text:style-name="T4">numTicks</text:span>) ; </text:h>
      <text:p text:style-name="P2">Inactivate Task and wait for the specified number of OS ticks.</text:p>
      <text:p text:style-name="P2">Triggers re-scheduling.</text:p>
      <text:h text:style-name="P23"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text:p>
      <text:h text:style-name="P23" text:outline-level="2">void OS_WaitAlarm(); </text:h>
      <text:p text:style-name="P2">Inactivate Task and wait for an alarm to expire.</text:p>
      <text:p text:style-name="P2">Triggers re-scheduling.</text:p>
      <text:h text:style-name="P21" text:outline-level="1">Internal functions</text:h>
      <text:h text:style-name="P23" text:outline-level="2">ISR <text:s/>(OS_ScheduleISR)__attribute__ ((naked,signal)); </text:h>
      <text:p text:style-name="P2">Internal, not to be called by the application;</text:p>
      <text:p text:style-name="P2">OS tick interrupt function (vector defined in FabOS.h)</text:p>
      <text:h text:style-name="P23"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3" text:outline-level="2">int8_t OS_GetNextTaskNumber()</text:h>
      <text:p text:style-name="P2">Internal: determine the next task to be run according priority.</text:p>
      <text:h text:style-name="P23"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7">(__attribute__ ((naked)) )</text:p>
      <text:h text:style-name="P21" text:outline-level="1">Helper functions</text:h>
      <text:h text:style-name="P23"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8</text:page-number>/<text:page-count>8</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9H19M27S</meta:editing-duration>
    <meta:editing-cycles>37</meta:editing-cycles>
    <meta:generator>OpenOffice.org/3.1$Win32 OpenOffice.org_project/310m19$Build-9420</meta:generator>
    <dc:date>2009-12-09T00:43:20.09</dc:date>
    <dc:creator>Fabian Huslik</dc:creator>
    <meta:document-statistic meta:table-count="0" meta:image-count="0" meta:object-count="0" meta:page-count="8" meta:paragraph-count="233" meta:word-count="1895" meta:character-count="12067"/>
    <meta:user-defined meta:name="Info 1"/>
    <meta:user-defined meta:name="Info 2"/>
    <meta:user-defined meta:name="Info 3"/>
    <meta:user-defined meta:name="Info 4"/>
  </office:meta>
</office:document-meta>
</file>